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008cm" svg:height="8.508cm" svg:x="0.4cm" svg:y="0.6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2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8T16:22:51.446553689</dc:date>
    <meta:editing-duration>PT4M21S</meta:editing-duration>
    <meta:editing-cycles>16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7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09cm" svg:height="8.509cm" xlink:href="." xlink:type="simple" chart:class="chart:scatter" chart:style-name="ch1">
        <chart:plot-area chart:style-name="ch2" chart:data-source-has-labels="both" svg:x="0.3cm" svg:y="0.17cm" svg:width="14.409cm" svg:height="8.169cm">
          <chartooo:coordinate-region svg:x="0.736cm" svg:y="0.369cm" svg:width="13.879cm" svg:height="7.323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